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13a9bc" officeooo:paragraph-rsid="0013a9bc" style:font-size-asian="12.25pt" style:font-size-complex="14pt"/>
    </style:style>
    <style:style style:name="P2" style:family="paragraph" style:parent-style-name="Standard">
      <style:text-properties officeooo:rsid="00123363" officeooo:paragraph-rsid="00123363"/>
    </style:style>
    <style:style style:name="P3" style:family="paragraph" style:parent-style-name="Standard">
      <style:text-properties officeooo:rsid="00123363" officeooo:paragraph-rsid="0013a9bc"/>
    </style:style>
    <style:style style:name="P4" style:family="paragraph" style:parent-style-name="Standard">
      <style:text-properties officeooo:rsid="00123363" officeooo:paragraph-rsid="00168ab6"/>
    </style:style>
    <style:style style:name="P5" style:family="paragraph" style:parent-style-name="Standard">
      <style:text-properties officeooo:rsid="00133d8a" officeooo:paragraph-rsid="00133d8a"/>
    </style:style>
    <style:style style:name="P6" style:family="paragraph" style:parent-style-name="Standard">
      <style:text-properties officeooo:rsid="00133d8a" officeooo:paragraph-rsid="0013a9bc"/>
    </style:style>
    <style:style style:name="P7" style:family="paragraph" style:parent-style-name="Standard">
      <style:text-properties officeooo:rsid="0013a9bc" officeooo:paragraph-rsid="0013a9bc"/>
    </style:style>
    <style:style style:name="P8" style:family="paragraph" style:parent-style-name="Standard">
      <style:text-properties officeooo:rsid="0013a9bc" officeooo:paragraph-rsid="0016166f"/>
    </style:style>
    <style:style style:name="P9" style:family="paragraph" style:parent-style-name="Standard">
      <style:text-properties officeooo:rsid="0016166f" officeooo:paragraph-rsid="00168ab6"/>
    </style:style>
    <style:style style:name="P10" style:family="paragraph" style:parent-style-name="Standard">
      <style:text-properties fo:font-size="14pt" officeooo:rsid="00181bfe" officeooo:paragraph-rsid="00181bfe" style:font-size-asian="14pt" style:font-size-complex="14pt"/>
    </style:style>
    <style:style style:name="P11" style:family="paragraph" style:parent-style-name="Standard">
      <style:text-properties fo:font-size="14pt" officeooo:rsid="00123363" officeooo:paragraph-rsid="00123363" style:font-size-asian="14pt" style:font-size-complex="14pt"/>
    </style:style>
    <style:style style:name="P12" style:family="paragraph" style:parent-style-name="Standard">
      <style:text-properties fo:font-size="14pt" officeooo:rsid="00193472" officeooo:paragraph-rsid="00193472" style:font-size-asian="14pt" style:font-size-complex="14pt"/>
    </style:style>
    <style:style style:name="P13" style:family="paragraph" style:parent-style-name="Standard">
      <style:text-properties fo:font-size="14pt" officeooo:rsid="00193472" officeooo:paragraph-rsid="00197588" style:font-size-asian="14pt" style:font-size-complex="14pt"/>
    </style:style>
    <style:style style:name="P14" style:family="paragraph" style:parent-style-name="Standard">
      <style:text-properties fo:font-size="14pt" fo:font-weight="bold" officeooo:rsid="00197588" officeooo:paragraph-rsid="0019758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2pt" officeooo:rsid="00181bfe" officeooo:paragraph-rsid="00181bfe" style:font-size-asian="12pt" style:font-size-complex="12pt"/>
    </style:style>
    <style:style style:name="P16" style:family="paragraph" style:parent-style-name="Standard">
      <style:text-properties fo:font-size="12pt" officeooo:rsid="00193472" officeooo:paragraph-rsid="00193472" style:font-size-asian="12pt" style:font-size-complex="12pt"/>
    </style:style>
    <style:style style:name="P17" style:family="paragraph" style:parent-style-name="Standard">
      <style:text-properties fo:font-size="13pt" officeooo:rsid="00193472" officeooo:paragraph-rsid="00197588" style:font-size-asian="13pt" style:font-size-complex="13pt"/>
    </style:style>
    <style:style style:name="P18" style:family="paragraph" style:parent-style-name="Standard">
      <style:text-properties fo:font-size="13pt" officeooo:rsid="00193472" officeooo:paragraph-rsid="00193472" style:font-size-asian="13pt" style:font-size-complex="13pt"/>
    </style:style>
    <style:style style:name="P19" style:family="paragraph" style:parent-style-name="Standard">
      <style:text-properties fo:font-size="13pt" officeooo:rsid="001b6ad9" officeooo:paragraph-rsid="001b6ad9" style:font-size-asian="13pt" style:font-size-complex="13pt"/>
    </style:style>
    <style:style style:name="P20" style:family="paragraph" style:parent-style-name="Standard">
      <style:text-properties fo:font-size="13pt" officeooo:rsid="00123363" officeooo:paragraph-rsid="00123363" style:font-size-asian="13pt" style:font-size-complex="13pt"/>
    </style:style>
    <style:style style:name="P21" style:family="paragraph" style:parent-style-name="Standard">
      <style:text-properties fo:font-size="13pt" officeooo:rsid="00197588" officeooo:paragraph-rsid="00197588" style:font-size-asian="13pt" style:font-size-complex="13pt"/>
    </style:style>
    <style:style style:name="P22" style:family="paragraph" style:parent-style-name="Standard">
      <style:text-properties fo:font-size="13pt" officeooo:rsid="00181bfe" officeooo:paragraph-rsid="00181bfe" style:font-size-asian="13pt" style:font-size-complex="13pt"/>
    </style:style>
    <style:style style:name="P23" style:family="paragraph" style:parent-style-name="Standard">
      <style:text-properties fo:font-size="13pt" officeooo:rsid="00181bfe" officeooo:paragraph-rsid="00193472" style:font-size-asian="13pt" style:font-size-complex="13pt"/>
    </style:style>
    <style:style style:name="P24" style:family="paragraph" style:parent-style-name="Standard">
      <style:text-properties fo:font-size="13pt" fo:font-weight="normal" officeooo:rsid="001b6ad9" officeooo:paragraph-rsid="001e746a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fo:font-weight="normal" officeooo:rsid="001e746a" officeooo:paragraph-rsid="001e746a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font-weight="normal" officeooo:rsid="001e746a" officeooo:paragraph-rsid="001f7c39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6pt" fo:font-weight="bold" officeooo:rsid="001b6ad9" officeooo:paragraph-rsid="001b6ad9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1b6ad9" officeooo:paragraph-rsid="001e746a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181bfe" officeooo:paragraph-rsid="00181bfe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181bfe" officeooo:paragraph-rsid="00193472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bold" officeooo:rsid="00123363" officeooo:paragraph-rsid="00123363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193472" officeooo:paragraph-rsid="00193472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193472" officeooo:paragraph-rsid="00197588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1e746a" officeooo:paragraph-rsid="001f7c39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bold" officeooo:rsid="001e746a" officeooo:paragraph-rsid="001e746a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3pt" fo:font-weight="normal" officeooo:rsid="001e746a" officeooo:paragraph-rsid="0022b64c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3pt" fo:font-weight="normal" officeooo:rsid="001b6ad9" officeooo:paragraph-rsid="001e746a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size="13pt" fo:font-weight="normal" officeooo:rsid="00264291" officeooo:paragraph-rsid="00264291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size="16pt" fo:font-weight="bold" officeooo:rsid="001e746a" officeooo:paragraph-rsid="001e746a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22b64c" officeooo:paragraph-rsid="0022b64c" style:font-size-asian="16pt" style:font-weight-asian="bold" style:font-size-complex="16pt" style:font-weight-complex="bold"/>
    </style:style>
    <style:style style:name="T1" style:family="text">
      <style:text-properties fo:font-weight="normal" style:font-size-asian="14pt" style:font-weight-asian="normal" style:font-weight-complex="normal"/>
    </style:style>
    <style:style style:name="T2" style:family="text">
      <style:text-properties fo:font-weight="normal" officeooo:rsid="00264291" style:font-size-asian="14pt" style:font-weight-asian="normal" style:font-weight-complex="normal"/>
    </style:style>
    <style:style style:name="T3" style:family="text">
      <style:text-properties style:font-size-asian="14pt"/>
    </style:style>
    <style:style style:name="T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264291" style:font-size-asian="13pt" style:font-size-complex="13pt"/>
    </style:style>
    <style:style style:name="T7" style:family="text">
      <style:text-properties officeooo:rsid="0013a9bc"/>
    </style:style>
    <style:style style:name="T8" style:family="text">
      <style:text-properties officeooo:rsid="00168ab6"/>
    </style:style>
    <style:style style:name="T9" style:family="text">
      <style:text-properties officeooo:rsid="00181bfe"/>
    </style:style>
    <style:style style:name="T10" style:family="text">
      <style:text-properties officeooo:rsid="00197588"/>
    </style:style>
    <style:style style:name="T11" style:family="text">
      <style:text-properties officeooo:rsid="001f7c39"/>
    </style:style>
    <style:style style:name="T12" style:family="text">
      <style:text-properties officeooo:rsid="0022b64c"/>
    </style:style>
    <style:style style:name="T13" style:family="text">
      <style:text-properties officeooo:rsid="002642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1. PROGRAM 1</text:p>
      <text:p text:style-name="P2">#printing name</text:p>
      <text:p text:style-name="P2">print("my name is varsha")</text:p>
      <text:p text:style-name="P2">print("i am studying in cmru")</text:p>
      <text:p text:style-name="P2"/>
      <text:p text:style-name="P2">OUTPUT:</text:p>
      <text:p text:style-name="P2">my name is varsha</text:p>
      <text:p text:style-name="P2">i am studying in cmru</text:p>
      <text:p text:style-name="P2"/>
      <text:p text:style-name="P2"/>
      <text:p text:style-name="P2">2. PROGRAM 2</text:p>
      <text:p text:style-name="P2">#cl.py</text:p>
      <text:p text:style-name="P2">print("varsha")</text:p>
      <text:p text:style-name="P2">print("cmr university is located in bagalur")</text:p>
      <text:p text:style-name="P2">print("it has a beautiful and peaceful atmosphere")</text:p>
      <text:p text:style-name="P2"/>
      <text:p text:style-name="P2">OUTPUT:</text:p>
      <text:p text:style-name="P2">varsha</text:p>
      <text:p text:style-name="P2">cmr university is located in bagalur</text:p>
      <text:p text:style-name="P2">it has a beautiful and peaceful atmosphere</text:p>
      <text:p text:style-name="P3"/>
      <text:p text:style-name="P3"/>
      <text:p text:style-name="P6"><text:span text:style-name="T7">3</text:span>. PROGRAM <text:span text:style-name="T7">3</text:span></text:p>
      <text:p text:style-name="P3">#add.py</text:p>
      <text:p text:style-name="P3">a=25</text:p>
      <text:p text:style-name="P3">b=75</text:p>
      <text:p text:style-name="P3">print("value of a is:")</text:p>
      <text:p text:style-name="P3">print(a)</text:p>
      <text:p text:style-name="P3">print("value of b is")</text:p>
      <text:p text:style-name="P3">print(b)</text:p>
      <text:p text:style-name="P3">c=a+b</text:p>
      <text:p text:style-name="P3">print("result=")</text:p>
      <text:p text:style-name="P3">print(c)</text:p>
      <text:p text:style-name="P3"/>
      <text:p text:style-name="P8">OUTPUT:</text:p>
      <text:p text:style-name="P8">value of a is:</text:p>
      <text:p text:style-name="P7">25</text:p>
      <text:p text:style-name="P7">value of b is</text:p>
      <text:p text:style-name="P7">75</text:p>
      <text:p text:style-name="P7">result=</text:p>
      <text:p text:style-name="P7">100</text:p>
      <text:p text:style-name="P7"/>
      <text:p text:style-name="P7"/>
      <text:p text:style-name="P3"><text:span text:style-name="T7">4</text:span>. PROGRAM <text:span text:style-name="T7">4</text:span></text:p>
      <text:p text:style-name="P3">#sub.py</text:p>
      <text:p text:style-name="P3">a=100</text:p>
      <text:p text:style-name="P3">b=50</text:p>
      <text:p text:style-name="P3">c=35</text:p>
      <text:p text:style-name="P3">print("values of a is")</text:p>
      <text:p text:style-name="P3">print(a)</text:p>
      <text:p text:style-name="P3">print("values of b is")</text:p>
      <text:p text:style-name="P3">print(b)</text:p>
      <text:p text:style-name="P3">print("values of c is")</text:p>
      <text:p text:style-name="P3"><text:soft-page-break/>print(c)</text:p>
      <text:p text:style-name="P3">d=a-b-c</text:p>
      <text:p text:style-name="P3">print("result",d)</text:p>
      <text:p text:style-name="P3">print("substraction of ",a,b,"and",c,"is",x)</text:p>
      <text:p text:style-name="P3"/>
      <text:p text:style-name="P3">OUTPUT:</text:p>
      <text:p text:style-name="P3">values of a is</text:p>
      <text:p text:style-name="P3">100</text:p>
      <text:p text:style-name="P3">values of b is</text:p>
      <text:p text:style-name="P3">50</text:p>
      <text:p text:style-name="P3">values of c is</text:p>
      <text:p text:style-name="P3">35</text:p>
      <text:p text:style-name="P3">result 15</text:p>
      <text:p text:style-name="P3"/>
      <text:p text:style-name="P4"/>
      <text:p text:style-name="P9"><text:span text:style-name="T8">5</text:span>. PROGRAM <text:span text:style-name="T8">5</text:span></text:p>
      <text:p text:style-name="P9">#multi.py</text:p>
      <text:p text:style-name="P9">a=25</text:p>
      <text:p text:style-name="P9">b=75</text:p>
      <text:p text:style-name="P9">c=100</text:p>
      <text:p text:style-name="P9">print("value of a is:")</text:p>
      <text:p text:style-name="P9">print(a)</text:p>
      <text:p text:style-name="P9">print("value of b is")</text:p>
      <text:p text:style-name="P9">print(b)</text:p>
      <text:p text:style-name="P9">print("value of c is")</text:p>
      <text:p text:style-name="P9">d=a*b*c</text:p>
      <text:p text:style-name="P9">print("result=")</text:p>
      <text:p text:style-name="P9">print(d)</text:p>
      <text:p text:style-name="P9"/>
      <text:p text:style-name="P9">OUTPUT:</text:p>
      <text:p text:style-name="P9">value of a is:</text:p>
      <text:p text:style-name="P9">25</text:p>
      <text:p text:style-name="P9">value of b is</text:p>
      <text:p text:style-name="P9">75</text:p>
      <text:p text:style-name="P9">value of c is</text:p>
      <text:p text:style-name="P9">result=</text:p>
      <text:p text:style-name="P9">187500</text:p>
      <text:p text:style-name="P3"/>
      <text:p text:style-name="P3"/>
      <text:p text:style-name="P6"><text:span text:style-name="T8">6</text:span>. PROGRAM <text:span text:style-name="T8">6</text:span></text:p>
      <text:p text:style-name="P6">#printing values </text:p>
      <text:p text:style-name="P6">a=50</text:p>
      <text:p text:style-name="P6">b=100</text:p>
      <text:p text:style-name="P6">c=25</text:p>
      <text:p text:style-name="P6">p=a+b+c</text:p>
      <text:p text:style-name="P6">print(p)</text:p>
      <text:p text:style-name="P6">q=a-b-c</text:p>
      <text:p text:style-name="P6">print(q)</text:p>
      <text:p text:style-name="P6">r=a*b*c</text:p>
      <text:p text:style-name="P6">print(r)</text:p>
      <text:p text:style-name="P6">s=a/b/c</text:p>
      <text:p text:style-name="P6">print(s)</text:p>
      <text:p text:style-name="P6">print("addition=",p,"\nsubstraction=",q,"\nmultiplication=",r,"\ndivision=",s)</text:p>
      <text:p text:style-name="P6"/>
      <text:p text:style-name="P6">OUTPUT:</text:p>
      <text:p text:style-name="P6"><text:soft-page-break/>175</text:p>
      <text:p text:style-name="P6">-75</text:p>
      <text:p text:style-name="P6">125000</text:p>
      <text:p text:style-name="P6">0.02</text:p>
      <text:p text:style-name="P6">addition= 175 </text:p>
      <text:p text:style-name="P6">substraction= -75 </text:p>
      <text:p text:style-name="P6">multiplication= 125000 </text:p>
      <text:p text:style-name="P6">division= 0.02</text:p>
      <text:p text:style-name="P3">values of a is</text:p>
      <text:p text:style-name="P3">100</text:p>
      <text:p text:style-name="P3">values of b is</text:p>
      <text:p text:style-name="P3">50</text:p>
      <text:p text:style-name="P3">values of c is</text:p>
      <text:p text:style-name="P3">35</text:p>
      <text:p text:style-name="P3">result 15</text:p>
      <text:p text:style-name="P3"/>
      <text:p text:style-name="P3"/>
      <text:p text:style-name="P2"><text:span text:style-name="T7">7</text:span>. PROGRAM <text:span text:style-name="T7">7</text:span></text:p>
      <text:p text:style-name="P2">#mathop</text:p>
      <text:p text:style-name="P2">x=int(input("enter a number: "))</text:p>
      <text:p text:style-name="P2">y=int(input("enter a number: "))</text:p>
      <text:p text:style-name="P2">print(x ,"+" ,y ,"=" ,x+y)</text:p>
      <text:p text:style-name="P2">print(x ,"-" ,y ,"=" ,x-y)</text:p>
      <text:p text:style-name="P2">print(x ,"/" ,y ,"=" ,x/y)</text:p>
      <text:p text:style-name="P2"/>
      <text:p text:style-name="P2">OUTPUT:</text:p>
      <text:p text:style-name="P2">enter a number: 90</text:p>
      <text:p text:style-name="P2">enter a number: 80</text:p>
      <text:p text:style-name="P2">90 + 80 = 170</text:p>
      <text:p text:style-name="P2">90 - 80 = 10</text:p>
      <text:p text:style-name="P2">90 / 80 = 1.125</text:p>
      <text:p text:style-name="P2"/>
      <text:p text:style-name="P2"/>
      <text:p text:style-name="P2"><text:span text:style-name="T7">8</text:span>. PROGRAM <text:span text:style-name="T7">8</text:span></text:p>
      <text:p text:style-name="P2">#find greatest of two numbers</text:p>
      <text:p text:style-name="P2">a=int(input("enter the value of a: "))</text:p>
      <text:p text:style-name="P2">b=int(input("enter the value of b: "))</text:p>
      <text:p text:style-name="P2">#checking the condition </text:p>
      <text:p text:style-name="P2">if(a&gt;b):</text:p>
      <text:p text:style-name="P2"><text:s text:c="7"/>print("a is greater than b")</text:p>
      <text:p text:style-name="P2"/>
      <text:p text:style-name="P2">OUTPUT:</text:p>
      <text:p text:style-name="P2">enter the value of a: 75</text:p>
      <text:p text:style-name="P2">enter the value of b: 25</text:p>
      <text:p text:style-name="P2">a is greater than b</text:p>
      <text:p text:style-name="P2"/>
      <text:p text:style-name="P2"/>
      <text:p text:style-name="P2"><text:span text:style-name="T7">9</text:span>. PROGRAM <text:span text:style-name="T7">9</text:span></text:p>
      <text:p text:style-name="P2">#find greatest of two numbers</text:p>
      <text:p text:style-name="P2">a=int(input("enter the value of a: "))</text:p>
      <text:p text:style-name="P2">b=int(input("enter the value of b: "))</text:p>
      <text:p text:style-name="P2">if(a&gt;b):</text:p>
      <text:p text:style-name="P2"><text:tab/>print("a is greater than b")</text:p>
      <text:p text:style-name="P2">else:</text:p>
      <text:p text:style-name="P2"><text:tab/>print("b is greater than a")</text:p>
      <text:p text:style-name="P2"><text:soft-page-break/></text:p>
      <text:p text:style-name="P2">OUTPUT:</text:p>
      <text:p text:style-name="P2">enter the value of a: 35</text:p>
      <text:p text:style-name="P2">enter the value of b: 50</text:p>
      <text:p text:style-name="P2">b is greater than a</text:p>
      <text:p text:style-name="P5"/>
      <text:p text:style-name="P5"/>
      <text:p text:style-name="P5"><text:span text:style-name="T7">10</text:span>. PROGRAM <text:span text:style-name="T7">10</text:span></text:p>
      <text:p text:style-name="P5">#checking the grades</text:p>
      <text:p text:style-name="P5">marks=95</text:p>
      <text:p text:style-name="P5">if(marks&gt;=90):</text:p>
      <text:p text:style-name="P5"><text:tab/>print("A")</text:p>
      <text:p text:style-name="P5">elif(marks&gt;=80):</text:p>
      <text:p text:style-name="P5"><text:tab/>print("B")</text:p>
      <text:p text:style-name="P5">elif(marks&gt;=70):</text:p>
      <text:p text:style-name="P5"><text:tab/>print("C")</text:p>
      <text:p text:style-name="P5">elif(marks&gt;=60):</text:p>
      <text:p text:style-name="P5"><text:tab/>print("D")</text:p>
      <text:p text:style-name="P5">elif(marks&gt;=50):</text:p>
      <text:p text:style-name="P5"><text:tab/>print("E")</text:p>
      <text:p text:style-name="P5">else:</text:p>
      <text:p text:style-name="P5"><text:tab/>print("fail")</text:p>
      <text:p text:style-name="P5"/>
      <text:p text:style-name="P5">OUTPUT:</text:p>
      <text:p text:style-name="P5">A</text:p>
      <text:p text:style-name="P5"/>
      <text:p text:style-name="P5"/>
      <text:p text:style-name="P29">11.PROGRAM 11</text:p>
      <text:p text:style-name="P20">#using while condition</text:p>
      <text:p text:style-name="P20"><text:s/>i=1</text:p>
      <text:p text:style-name="P20"><text:s/>while(i&lt;=10)</text:p>
      <text:p text:style-name="P20"><text:s/><text:tab/>print(i)</text:p>
      <text:p text:style-name="P20"><text:s/><text:tab/>i=i+<text:span text:style-name="T9">1</text:span></text:p>
      <text:p text:style-name="P31"/>
      <text:p text:style-name="P29">OUTPUT:</text:p>
      <text:p text:style-name="P21">1</text:p>
      <text:p text:style-name="P21">2</text:p>
      <text:p text:style-name="P21">3</text:p>
      <text:p text:style-name="P21">4</text:p>
      <text:p text:style-name="P21">5</text:p>
      <text:p text:style-name="P21">6</text:p>
      <text:p text:style-name="P21">7</text:p>
      <text:p text:style-name="P21">8</text:p>
      <text:p text:style-name="P21">9</text:p>
      <text:p text:style-name="P21">10</text:p>
      <text:p text:style-name="P10"/>
      <text:p text:style-name="P31"/>
      <text:p text:style-name="P29">12.PROGRAM 12</text:p>
      <text:p text:style-name="P22">#using while condition for even</text:p>
      <text:p text:style-name="P22">i=2</text:p>
      <text:p text:style-name="P22">while(i&lt;=10):</text:p>
      <text:p text:style-name="P22"><text:soft-page-break/><text:tab/>print(i)</text:p>
      <text:p text:style-name="P22"><text:tab/>i=i+2</text:p>
      <text:p text:style-name="P29"/>
      <text:p text:style-name="P29">OUTPUT:</text:p>
      <text:p text:style-name="P22">2</text:p>
      <text:p text:style-name="P22">4</text:p>
      <text:p text:style-name="P22">6</text:p>
      <text:p text:style-name="P22">8</text:p>
      <text:p text:style-name="P22">10</text:p>
      <text:p text:style-name="P22"/>
      <text:p text:style-name="P29"/>
      <text:p text:style-name="P29">13.PROGRAM 13</text:p>
      <text:p text:style-name="P22">#checking while condition for odd</text:p>
      <text:p text:style-name="P22">i=1</text:p>
      <text:p text:style-name="P22">while(i&lt;=20):</text:p>
      <text:p text:style-name="P22"><text:tab/>print(i)</text:p>
      <text:p text:style-name="P22"><text:tab/>i=i+2</text:p>
      <text:p text:style-name="P15"/>
      <text:p text:style-name="P30">OUTPUT:</text:p>
      <text:p text:style-name="P23">1</text:p>
      <text:p text:style-name="P22">3</text:p>
      <text:p text:style-name="P22">5</text:p>
      <text:p text:style-name="P22">7<text:tab/> <text:s/></text:p>
      <text:p text:style-name="P22">9</text:p>
      <text:p text:style-name="P22">11</text:p>
      <text:p text:style-name="P22">13</text:p>
      <text:p text:style-name="P22">15</text:p>
      <text:p text:style-name="P22">17</text:p>
      <text:p text:style-name="P22">19</text:p>
      <text:p text:style-name="P22"/>
      <text:p text:style-name="P15"/>
      <text:p text:style-name="P32">14.PROGRAM 14</text:p>
      <text:p text:style-name="P18">#run forever </text:p>
      <text:p text:style-name="P18">import random</text:p>
      <text:p text:style-name="P18"/>
      <text:p text:style-name="P18">while True: </text:p>
      <text:p text:style-name="P18"><text:tab/>i=input("press 'r' to roll the dice, 'q' to quit!")</text:p>
      <text:p text:style-name="P18"><text:tab/>if(i=='q'):</text:p>
      <text:p text:style-name="P18"><text:tab/><text:tab/>print("bye")</text:p>
      <text:p text:style-name="P18"><text:tab/><text:tab/>exit()</text:p>
      <text:p text:style-name="P18"><text:tab/> <text:s text:c="3"/></text:p>
      <text:p text:style-name="P18"><text:tab/>else:</text:p>
      <text:p text:style-name="P16"><text:span text:style-name="T5"><text:tab/><text:tab/>print("you got",random.randint(1,6)</text:span>)</text:p>
      <text:p text:style-name="P32"/>
      <text:p text:style-name="P33">OUTPUT:</text:p>
      <text:p text:style-name="P17">press 'r' to roll the dice, 'q' to quit!r</text:p>
      <text:p text:style-name="P18">you got 6</text:p>
      <text:p text:style-name="P18">press 'r' to roll the dice, 'q' to quit!r</text:p>
      <text:p text:style-name="P18">you got 5</text:p>
      <text:p text:style-name="P18"><text:soft-page-break/>press 'r' to roll the dice, 'q' to quit!r</text:p>
      <text:p text:style-name="P18">you got 4</text:p>
      <text:p text:style-name="P18">press 'r' to roll the dice, 'q' to quit!r</text:p>
      <text:p text:style-name="P18">you got 6</text:p>
      <text:p text:style-name="P18">press 'r' to roll the dice, 'q' to quit!r</text:p>
      <text:p text:style-name="P18">you got 6</text:p>
      <text:p text:style-name="P18">press 'r' to roll the dice, 'q' to quit!r</text:p>
      <text:p text:style-name="P18">you got 3</text:p>
      <text:p text:style-name="P18">press 'r' to roll the dice, 'q' to quit!r</text:p>
      <text:p text:style-name="P18">you got 6</text:p>
      <text:p text:style-name="P18">press 'r' to roll the dice, 'q' to quit!r</text:p>
      <text:p text:style-name="P18">you got 4</text:p>
      <text:p text:style-name="P18">press 'r' to roll the dice, 'q' to quit!r</text:p>
      <text:p text:style-name="P18">you got 6</text:p>
      <text:p text:style-name="P18">press 'r' to roll the dice, 'q' to quit!r</text:p>
      <text:p text:style-name="P18">you got 1</text:p>
      <text:p text:style-name="P18">press 'r' to roll the dice, 'q' to quit!q</text:p>
      <text:p text:style-name="P18">bye</text:p>
      <text:p text:style-name="P12"/>
      <text:p text:style-name="P32"/>
      <text:p text:style-name="P33">15.PROGRAM 15</text:p>
      <text:p text:style-name="P17">#snake and ladder</text:p>
      <text:p text:style-name="P18">import random</text:p>
      <text:p text:style-name="P18">count=0</text:p>
      <text:p text:style-name="P18">#def myroll():</text:p>
      <text:p text:style-name="P18">#<text:tab/>return random.randint(1,6)</text:p>
      <text:p text:style-name="P18"/>
      <text:p text:style-name="P18">while(count&lt;=100):</text:p>
      <text:p text:style-name="P18"><text:tab/>n=input("press r roll the dice:")</text:p>
      <text:p text:style-name="P18"><text:tab/>if(n=='r'):</text:p>
      <text:p text:style-name="P18"><text:tab/><text:tab/>r=random.randint(1,6)</text:p>
      <text:p text:style-name="P18"><text:tab/><text:tab/></text:p>
      <text:p text:style-name="P18"><text:tab/><text:tab/>print("new position is",count)</text:p>
      <text:p text:style-name="P18"/>
      <text:p text:style-name="P18"><text:tab/><text:tab/>if(count==8):</text:p>
      <text:p text:style-name="P18"><text:tab/><text:tab/><text:tab/>count=37</text:p>
      <text:p text:style-name="P18"><text:tab/><text:tab/><text:tab/>print("i got the ladder")</text:p>
      <text:p text:style-name="P18"><text:tab/><text:tab/>elif(count==13):</text:p>
      <text:p text:style-name="P18"><text:tab/><text:tab/><text:tab/>count=34</text:p>
      <text:p text:style-name="P18"><text:tab/><text:tab/><text:tab/>print("i got the ladder")</text:p>
      <text:p text:style-name="P18"><text:tab/><text:tab/>elif(count==40):</text:p>
      <text:p text:style-name="P18"><text:tab/><text:tab/><text:tab/>count=68</text:p>
      <text:p text:style-name="P18"><text:tab/><text:tab/><text:tab/>print("i got the ladder")</text:p>
      <text:p text:style-name="P18"><text:tab/><text:tab/>elif(count==52):</text:p>
      <text:p text:style-name="P18"><text:tab/><text:tab/><text:tab/>count=81</text:p>
      <text:p text:style-name="P18"><text:tab/><text:tab/><text:tab/>print("i got the ladder")</text:p>
      <text:p text:style-name="P18"><text:tab/><text:tab/>elif(count==76):</text:p>
      <text:p text:style-name="P18"><text:tab/><text:tab/><text:tab/>count=97</text:p>
      <text:p text:style-name="P18"><text:tab/><text:tab/><text:tab/>print("i got the ladder")</text:p>
      <text:p text:style-name="P18"><text:tab/><text:tab/>elif(count==11):</text:p>
      <text:p text:style-name="P18"><text:soft-page-break/><text:tab/><text:tab/><text:tab/>count=2</text:p>
      <text:p text:style-name="P18"><text:tab/><text:tab/><text:tab/>print("sorry ,u got snake")</text:p>
      <text:p text:style-name="P18"><text:tab/><text:tab/>elif(count==25):</text:p>
      <text:p text:style-name="P18"><text:tab/><text:tab/><text:tab/>count=4</text:p>
      <text:p text:style-name="P18"><text:tab/><text:tab/><text:tab/>print("sorry ,u got snake")</text:p>
      <text:p text:style-name="P18"><text:tab/><text:tab/>elif(count==38):</text:p>
      <text:p text:style-name="P18"><text:tab/><text:tab/><text:tab/>count=9</text:p>
      <text:p text:style-name="P18"><text:tab/><text:tab/><text:tab/>print("sorry ,u got snake")</text:p>
      <text:p text:style-name="P18"><text:tab/><text:tab/>elif(count== 65):</text:p>
      <text:p text:style-name="P17"/>
      <text:p text:style-name="P17"><text:tab/><text:tab/><text:tab/><text:span text:style-name="T10">count=48</text:span><text:tab/></text:p>
      <text:p text:style-name="P17"><text:tab/><text:tab/><text:tab/>print("sorry ,u got snake")</text:p>
      <text:p text:style-name="P17"><text:tab/><text:tab/>elif(count==89):</text:p>
      <text:p text:style-name="P17"><text:tab/><text:tab/><text:tab/>count=70</text:p>
      <text:p text:style-name="P17"><text:tab/><text:tab/><text:tab/>print("sorry ,u got snake")</text:p>
      <text:p text:style-name="P17"><text:tab/><text:tab/>elif(count==93):</text:p>
      <text:p text:style-name="P17"><text:tab/><text:tab/><text:tab/>count=64</text:p>
      <text:p text:style-name="P17"><text:tab/><text:tab/><text:tab/>print("sorry ,u got snake")</text:p>
      <text:p text:style-name="P17"><text:tab/><text:tab/>elif(count==100):</text:p>
      <text:p text:style-name="P17"><text:tab/><text:tab/><text:tab/>print("u won the game")</text:p>
      <text:p text:style-name="P17"><text:tab/><text:tab/><text:tab/>exit()</text:p>
      <text:p text:style-name="P17"><text:tab/><text:tab/>else:</text:p>
      <text:p text:style-name="P17"><text:tab/><text:tab/><text:tab/>count=count+r</text:p>
      <text:p text:style-name="P17"><text:tab/><text:tab/><text:tab/>print("u got <text:s/>",<text:span text:style-name="T10">r)</text:span><text:tab/></text:p>
      <text:p text:style-name="P17"/>
      <text:p text:style-name="P14">OUTPUT:</text:p>
      <text:p text:style-name="P17">new position is 0</text:p>
      <text:p text:style-name="P17">u got <text:s/>2</text:p>
      <text:p text:style-name="P17">press r roll the dice:r</text:p>
      <text:p text:style-name="P17">new position is 2</text:p>
      <text:p text:style-name="P17">u got <text:s/>1</text:p>
      <text:p text:style-name="P17">press r roll the dice:r</text:p>
      <text:p text:style-name="P17">new position is 3</text:p>
      <text:p text:style-name="P17">u got <text:s/>6</text:p>
      <text:p text:style-name="P17">press r roll the dice:r</text:p>
      <text:p text:style-name="P17">new position is 9</text:p>
      <text:p text:style-name="P17">u got <text:s/>6</text:p>
      <text:p text:style-name="P17">press r roll the dice:r</text:p>
      <text:p text:style-name="P17">new position is 15</text:p>
      <text:p text:style-name="P17">u got <text:s/>4</text:p>
      <text:p text:style-name="P17">press r roll the dice:r</text:p>
      <text:p text:style-name="P17">new position is 19</text:p>
      <text:p text:style-name="P17">u got <text:s/>4</text:p>
      <text:p text:style-name="P17">press r roll the dice:r</text:p>
      <text:p text:style-name="P17">new position is 23</text:p>
      <text:p text:style-name="P17">u got <text:s/>4</text:p>
      <text:p text:style-name="P17">press r roll the dice:r</text:p>
      <text:p text:style-name="P17">new position is 27</text:p>
      <text:p text:style-name="P17">u got <text:s/>3</text:p>
      <text:p text:style-name="P17">press r roll the dice:r</text:p>
      <text:p text:style-name="P17"><text:soft-page-break/>new position is 30</text:p>
      <text:p text:style-name="P17">u got <text:s/>2</text:p>
      <text:p text:style-name="P17">press r roll the dice:r</text:p>
      <text:p text:style-name="P17">new position is 32</text:p>
      <text:p text:style-name="P17">u got <text:s/>3</text:p>
      <text:p text:style-name="P17">press r roll the dice:r</text:p>
      <text:p text:style-name="P17">new position is 35</text:p>
      <text:p text:style-name="P17">u got <text:s/>5</text:p>
      <text:p text:style-name="P17">press r roll the dice:r</text:p>
      <text:p text:style-name="P17">new position is 40</text:p>
      <text:p text:style-name="P17">i got the ladder</text:p>
      <text:p text:style-name="P17">press r roll the dice:r</text:p>
      <text:p text:style-name="P17">new position is 68</text:p>
      <text:p text:style-name="P17">u got <text:s/>2</text:p>
      <text:p text:style-name="P17">press r roll the dice:r</text:p>
      <text:p text:style-name="P17">new position is 70</text:p>
      <text:p text:style-name="P17">u got <text:s/>4</text:p>
      <text:p text:style-name="P17">press r roll the dice:r</text:p>
      <text:p text:style-name="P17">new position is 74</text:p>
      <text:p text:style-name="P17">u got <text:s/>2</text:p>
      <text:p text:style-name="P17">press r roll the dice:r</text:p>
      <text:p text:style-name="P17">new position is 76</text:p>
      <text:p text:style-name="P17">i got the ladder</text:p>
      <text:p text:style-name="P17">press r roll the dice:r</text:p>
      <text:p text:style-name="P17">new position is 97</text:p>
      <text:p text:style-name="P17">u got <text:s/>1</text:p>
      <text:p text:style-name="P17">press r roll the dice:r</text:p>
      <text:p text:style-name="P17">new position is 98</text:p>
      <text:p text:style-name="P17">u got <text:s/>6</text:p>
      <text:p text:style-name="P17"/>
      <text:p text:style-name="P17"/>
      <text:p text:style-name="P27">16.PROGRAM 16</text:p>
      <text:p text:style-name="P19">#using functions</text:p>
      <text:p text:style-name="P19"/>
      <text:p text:style-name="P19">#reading the values</text:p>
      <text:p text:style-name="P19">a=int(input("enter value of a is"))</text:p>
      <text:p text:style-name="P19">b=int(input("enter value of b is"))</text:p>
      <text:p text:style-name="P19"/>
      <text:p text:style-name="P19">#defining addition</text:p>
      <text:p text:style-name="P19">def add(a,b):</text:p>
      <text:p text:style-name="P19"><text:tab/>return a+b</text:p>
      <text:p text:style-name="P19"/>
      <text:p text:style-name="P19">#defining substitution<text:tab/></text:p>
      <text:p text:style-name="P19">def sub(a,b):</text:p>
      <text:p text:style-name="P19"><text:tab/>return a-b</text:p>
      <text:p text:style-name="P19"/>
      <text:p text:style-name="P19">#defining multiplication</text:p>
      <text:p text:style-name="P19">def multi(a,b):</text:p>
      <text:p text:style-name="P19"><text:tab/>return a*b</text:p>
      <text:p text:style-name="P19"/>
      <text:p text:style-name="P19"><text:soft-page-break/>#defining division</text:p>
      <text:p text:style-name="P19">def divide(a,b):</text:p>
      <text:p text:style-name="P19"><text:tab/>return a/b</text:p>
      <text:p text:style-name="P19"/>
      <text:p text:style-name="P19">print("addition=")</text:p>
      <text:p text:style-name="P19">r=add(a,b)#calling add() function</text:p>
      <text:p text:style-name="P19">print(r)#printing added value</text:p>
      <text:p text:style-name="P19"/>
      <text:p text:style-name="P19">print("substitution=")</text:p>
      <text:p text:style-name="P19">p=sub(a,b)#calling sub() function</text:p>
      <text:p text:style-name="P19">print(p)#printing substituted value</text:p>
      <text:p text:style-name="P19"/>
      <text:p text:style-name="P19">print("multiplication=")</text:p>
      <text:p text:style-name="P19">q=multi(a,b)#calling multi()function</text:p>
      <text:p text:style-name="P19">print(q)#printing multiplied value</text:p>
      <text:p text:style-name="P19"/>
      <text:p text:style-name="P19">print("division=")</text:p>
      <text:p text:style-name="P19">s=divide(a,b)#calling divide() function</text:p>
      <text:p text:style-name="P19">print(s)#printing divided value</text:p>
      <text:p text:style-name="P19"/>
      <text:p text:style-name="P27">OUTPUT:</text:p>
      <text:p text:style-name="P19">enter value of a is 45</text:p>
      <text:p text:style-name="P19">enter value of b is 65</text:p>
      <text:p text:style-name="P19">addition=</text:p>
      <text:p text:style-name="P19">110</text:p>
      <text:p text:style-name="P19">substitution=</text:p>
      <text:p text:style-name="P19">-20</text:p>
      <text:p text:style-name="P19">multiplication=</text:p>
      <text:p text:style-name="P19">2925</text:p>
      <text:p text:style-name="P19">division=</text:p>
      <text:p text:style-name="P19">0.6923076923076923</text:p>
      <text:p text:style-name="P19"/>
      <text:p text:style-name="P19"/>
      <text:p text:style-name="P28">17.PROGRAM 17</text:p>
      <text:p text:style-name="P24">#calcy program</text:p>
      <text:p text:style-name="P24">x=int(input("enter value of x is"))</text:p>
      <text:p text:style-name="P24">y=int(input("enter value of y is"))</text:p>
      <text:p text:style-name="P24">o=input("what do you want to do?+,-,*,/:")</text:p>
      <text:p text:style-name="P24"/>
      <text:p text:style-name="P24">#defining addition</text:p>
      <text:p text:style-name="P24">def add():</text:p>
      <text:p text:style-name="P24"><text:tab/>return x+y</text:p>
      <text:p text:style-name="P24"/>
      <text:p text:style-name="P24">#defining substitution<text:tab/></text:p>
      <text:p text:style-name="P24">def sub():</text:p>
      <text:p text:style-name="P24"><text:tab/>return x-y<text:tab/> </text:p>
      <text:p text:style-name="P24"/>
      <text:p text:style-name="P24">#defining multiplication</text:p>
      <text:p text:style-name="P24">def mult():</text:p>
      <text:p text:style-name="P24"><text:tab/>return(x*y)</text:p>
      <text:p text:style-name="P24"><text:soft-page-break/></text:p>
      <text:p text:style-name="P24">#defining division</text:p>
      <text:p text:style-name="P24">def divide():</text:p>
      <text:p text:style-name="P24"><text:tab/>return x/y<text:tab/></text:p>
      <text:p text:style-name="P24"/>
      <text:p text:style-name="P24">if(o=='+'):</text:p>
      <text:p text:style-name="P24"><text:tab/>res=add()</text:p>
      <text:p text:style-name="P24">elif(o=='-'):</text:p>
      <text:p text:style-name="P24"><text:tab/>res=sub()</text:p>
      <text:p text:style-name="P24">elif(o=='*'):</text:p>
      <text:p text:style-name="P24"><text:tab/>res=mult()</text:p>
      <text:p text:style-name="P24">elif(o=='/'):</text:p>
      <text:p text:style-name="P24"><text:tab/>res=mult()</text:p>
      <text:p text:style-name="P24"/>
      <text:p text:style-name="P24">print(res)</text:p>
      <text:p text:style-name="P24"/>
      <text:p text:style-name="P35">OUTPUT:</text:p>
      <text:p text:style-name="P25">enter value of x is 24</text:p>
      <text:p text:style-name="P24">enter value of y is 56</text:p>
      <text:p text:style-name="P24">what do you want to do?+,-,*,/:+</text:p>
      <text:p text:style-name="P24">80</text:p>
      <text:p text:style-name="P24">what do you want to do?+,-,*,/:-</text:p>
      <text:p text:style-name="P24">-32</text:p>
      <text:p text:style-name="P24">what do you want to do?+,-,*,/:* <text:s text:c="7"/></text:p>
      <text:p text:style-name="P24">1344</text:p>
      <text:p text:style-name="P24">what do you want to do?+,-,*,/:/</text:p>
      <text:p text:style-name="P24">1344</text:p>
      <text:p text:style-name="P24"/>
      <text:p text:style-name="P24"/>
      <text:p text:style-name="P34">18.PROGRAM 1<text:span text:style-name="T11">8</text:span></text:p>
      <text:p text:style-name="P26">#using dictionary</text:p>
      <text:p text:style-name="P26">import random</text:p>
      <text:p text:style-name="P26"/>
      <text:p text:style-name="P26">a={1:"r",2:"p",3:"s"}</text:p>
      <text:p text:style-name="P26">c=a[random.randint(1,3)]</text:p>
      <text:p text:style-name="P26">u=input("enter rock paper or scissor")</text:p>
      <text:p text:style-name="P26">print("computer puts",c)</text:p>
      <text:p text:style-name="P26"/>
      <text:p text:style-name="P26">#condition</text:p>
      <text:p text:style-name="P26">if((u=='p' and c=='r') or (u=='s' and c=='p') or (u=='r' and c=='s')):</text:p>
      <text:p text:style-name="P26"><text:tab/>print("user win")</text:p>
      <text:p text:style-name="P26"/>
      <text:p text:style-name="P26">else:</text:p>
      <text:p text:style-name="P36"><text:tab/><text:span text:style-name="T12">print(“computer loose”)</text:span></text:p>
      <text:p text:style-name="P36"/>
      <text:p text:style-name="P36"><text:span text:style-name="T12">OUTPUT:</text:span></text:p>
      <text:p text:style-name="P36"><text:span text:style-name="T12"><text:s/>enter rock paper or scissorr</text:span></text:p>
      <text:p text:style-name="P36">computer puts r</text:p>
      <text:p text:style-name="P36">computer lose</text:p>
      <text:p text:style-name="P25"/>
      <text:p text:style-name="P35"><text:soft-page-break/></text:p>
      <text:p text:style-name="P40">19. PROGRAM 19</text:p>
      <text:p text:style-name="P38">#PLAYING WITH ROCK PAPER SCISSOR</text:p>
      <text:p text:style-name="P24">import random</text:p>
      <text:p text:style-name="P24">a=['r','p','s']</text:p>
      <text:p text:style-name="P24">v1=0</text:p>
      <text:p text:style-name="P24">v2=0</text:p>
      <text:p text:style-name="P24">while(True):</text:p>
      <text:p text:style-name="P24"><text:tab/>p=input("your choice r/p/s: ")</text:p>
      <text:p text:style-name="P24"><text:tab/>c=random.choice(a)</text:p>
      <text:p text:style-name="P24"/>
      <text:p text:style-name="P24"><text:tab/>print("your choice" ,p,"computer choice",c)</text:p>
      <text:p text:style-name="P24"/>
      <text:p text:style-name="P24"><text:tab/>if((p=='r' and c=='p') or (p=='p' and c=='s') or (p=='s' and c=='r')):</text:p>
      <text:p text:style-name="P24"><text:tab/><text:tab/>if(p==c):</text:p>
      <text:p text:style-name="P24"><text:tab/><text:tab/><text:tab/>print(tie)</text:p>
      <text:p text:style-name="P24"><text:tab/><text:tab/>elif((p=='r' and c=='p') or (p=='p' and c=='s') or (p=='s' and c=='r')):</text:p>
      <text:p text:style-name="P24"><text:tab/><text:tab/><text:tab/>v1=v1+1</text:p>
      <text:p text:style-name="P24"><text:tab/><text:tab/><text:tab/>print("computer won",v1,"times")</text:p>
      <text:p text:style-name="P24"><text:tab/><text:tab/>else:</text:p>
      <text:p text:style-name="P24"><text:tab/><text:tab/><text:tab/>v2=v2+1</text:p>
      <text:p text:style-name="P24"><text:tab/><text:tab/><text:tab/>print("u won", v2,"times")</text:p>
      <text:p text:style-name="P24"><text:tab/>else:</text:p>
      <text:p text:style-name="P24"><text:tab/><text:tab/>print("give proper input")</text:p>
      <text:p text:style-name="P24"><text:tab/><text:tab/>break</text:p>
      <text:p text:style-name="P24"><text:tab/><text:tab/>if(v1==4 or v2==3):</text:p>
      <text:p text:style-name="P24"><text:tab/><text:tab/><text:tab/>if(v1==4):</text:p>
      <text:p text:style-name="P24"><text:tab/><text:tab/><text:tab/><text:tab/>print("I'M sorry,computer won the game")</text:p>
      <text:p text:style-name="P24"><text:tab/><text:tab/><text:tab/>else:</text:p>
      <text:p text:style-name="P24"><text:tab/><text:tab/><text:tab/><text:tab/>print("congrats u won against computer, have a great day")</text:p>
      <text:p text:style-name="P24"><text:tab/><text:tab/><text:tab/>break<text:tab/></text:p>
      <text:p text:style-name="P40">OUTPUT:</text:p>
      <text:p text:style-name="P24">your choice r/p/s: p</text:p>
      <text:p text:style-name="P24">your choice p computer choice p</text:p>
      <text:p text:style-name="P24">give proper input</text:p>
      <text:p text:style-name="P28"/>
      <text:p text:style-name="P28"/>
      <text:p text:style-name="P24"><text:tab/><text:tab/><text:tab/><text:tab/><text:tab/></text:p>
      <text:p text:style-name="P24"/>
      <text:p text:style-name="P24"/>
      <text:p text:style-name="P28"><text:line-break/></text:p>
      <text:p text:style-name="P27"/>
      <text:p text:style-name="P19"/>
      <text:p text:style-name="P19"/>
      <text:p text:style-name="P13"/>
      <text:p text:style-name="P13"><text:tab/><text:tab/>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1"/>
      <text:p text:style-name="P1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13a9bc" officeooo:paragraph-rsid="0013a9bc" style:font-size-asian="12.25pt" style:font-size-complex="14pt"/>
    </style:style>
    <style:style style:name="MT1" style:family="text">
      <style:text-properties fo:font-weight="normal" style:font-size-asian="14pt" style:font-weight-asian="normal" style:font-weight-complex="normal"/>
    </style:style>
    <style:style style:name="MT2" style:family="text">
      <style:text-properties fo:font-weight="normal" officeooo:rsid="00264291" style:font-size-asian="14pt" style:font-weight-asian="normal" style:font-weight-complex="normal"/>
    </style:style>
    <style:style style:name="MT3" style:family="text">
      <style:text-properties style:font-size-asian="14pt"/>
    </style:style>
    <style:style style:name="MT4" style:family="text">
      <style:text-properties fo:font-size="13pt" style:font-size-asian="13pt" style:font-size-complex="13pt"/>
    </style:style>
    <style:style style:name="MT5" style:family="text">
      <style:text-properties fo:font-size="13pt" officeooo:rsid="00264291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PROGRAMMING <text:s/>WITH <text:s/>PYTHON </text:span><text:span text:style-name="MT2">(4BCS105)</text:span><text:span text:style-name="MT1"> <text:s text:c="4"/></text:span><text:span text:style-name="MT3"><text:s text:c="2"/></text:span><text:s text:c="14"/><text:span text:style-name="MT4"><text:s text:c="7"/></text:span><text:span text:style-name="MT5">VARSHA.S.N</text:span><text:span text:style-name="MT4"> </text:span><text:s text:c="2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14:33.392133954</meta:creation-date>
    <dc:date>2018-10-09T16:21:50.885476006</dc:date>
    <meta:editing-duration>PT1H42M43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12" meta:paragraph-count="474" meta:word-count="1244" meta:character-count="7681" meta:non-whitespace-character-count="6585"/>
  </office:meta>
</office:document-meta>
</file>